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color="#222222" fo:font-size="10pt" style:font-size-asian="10pt" style:font-size-complex="10pt" fo:background-color="#FFFFFF"/>
    </style:style>
    <style:style style:name="P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T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 fo:background-color="#FFFFFF"/>
    </style:style>
    <style:style style:name="T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 fo:background-color="#FFFFFF"/>
    </style:style>
    <style:style style:name="T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9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</office:automatic-styles>
  <office:body>
    <office:text text:use-soft-page-breaks="true">
      <text:p text:style-name="P1">(Hull,R and King,R.,1987)</text:p>
      <text:p text:style-name="P2"/>
      <text:p text:style-name="P3"/>
      <text:p text:style-name="Normal"><text:span text:style-name="T4">Hull, R. and King, R., 1987. Semantic database modeling: Survey, applications, and research issues. </text:span><text:span text:style-name="T5">ACM Computing Surveys (CSUR)</text:span><text:span text:style-name="T6">, </text:span><text:span text:style-name="T7">19</text:span><text:span text:style-name="T8">(3), pp.201-260.</text:span></text:p>
      <text:p text:style-name="P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09-21T09:57:00Z</meta:creation-date>
    <dc:date>2019-09-21T14:32:00Z</dc:date>
    <meta:template xlink:href="Normal" xlink:type="simple"/>
    <meta:editing-cycles>2</meta:editing-cycles>
    <meta:editing-duration>PT16500S</meta:editing-duration>
    <meta:document-statistic meta:page-count="1" meta:paragraph-count="1" meta:word-count="26" meta:character-count="178" meta:row-count="1" meta:non-whitespace-character-count="153"/>
  </office:meta>
</office:document-meta>
</file>